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draw:fit-to-size="false" style:shrink-to-fit="true" fo:min-height="1.75cm"/>
      <style:paragraph-properties style:writing-mode="lr-tb"/>
    </style:style>
    <style:style style:name="gr2" style:family="graphic" style:parent-style-name="standard">
      <style:graphic-properties draw:fill-color="#d4ea6b" draw:textarea-horizontal-align="justify" draw:textarea-vertical-align="middle" draw:auto-grow-height="false" fo:min-height="2.232cm" fo:min-width="3.232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9.75cm" fo:min-width="9.5cm" fo:wrap-option="wrap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0.988cm" fo:min-width="0.738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Pontas_20_das_20_setas_20_3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Pontas_20_das_20_setas_20_4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1.25cm" fo:min-width="6.25cm" fo:wrap-option="wrap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Pontas_20_das_20_setas_20_5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d4ea6b"/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4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4.405cm" svg:height="1.5cm" svg:x="10.095cm" svg:y="3.5cm">
          <draw:text-box>
            <text:p text:style-name="P1"><text:span text:style-name="T1">WorkersPool</text:span></text:p>
          </draw:text-box>
        </draw:frame>
        <draw:custom-shape draw:style-name="gr2" draw:text-style-name="P4" xml:id="id1" draw:id="id1" draw:layer="layout" svg:width="4cm" svg:height="2.75cm" svg:x="1.75cm" svg:y="5.2cm">
          <text:p text:style-name="P3">Task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4cm" svg:height="2.75cm" svg:x="1.75cm" svg:y="12.2cm">
          <text:p text:style-name="P3">Task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4cm" svg:height="2.75cm" svg:x="1.75cm" svg:y="8.7cm">
          <text:p text:style-name="P3">Task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cm" svg:height="10cm" svg:x="7.6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.75cm" svg:height="1.75cm" svg:x="11.65cm" svg:y="6.5cm">
          <text:p text:style-name="P3"><text:span text:style-name="T2">W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1.75cm" svg:height="1.75cm" svg:x="11.65cm" svg:y="8.75cm">
          <text:p text:style-name="P3"><text:span text:style-name="T2">W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5.75cm" svg:y1="6.575cm" svg:x2="11.65cm" svg:y2="7.375cm" draw:start-shape="id1" draw:start-glue-point="1" draw:end-shape="id2" draw:end-glue-point="6" svg:d="M5750 6575l5900 800" svg:viewBox="0 0 5901 801">
          <text:p/>
        </draw:connector>
        <draw:connector draw:style-name="gr6" draw:text-style-name="P6" draw:layer="layout" draw:type="line" svg:x1="5.75cm" svg:y1="10.075cm" svg:x2="11.65cm" svg:y2="9.625cm" draw:start-shape="id3" draw:start-glue-point="1" draw:end-shape="id4" draw:end-glue-point="6" svg:d="M5750 10075l5900-450" svg:viewBox="0 0 5901 451">
          <text:p/>
        </draw:connector>
        <draw:custom-shape draw:style-name="gr7" draw:text-style-name="P7" xml:id="id6" draw:id="id6" draw:layer="layout" svg:width="6.75cm" svg:height="1.5cm" svg:x="9.25cm" svg:y="12cm">
          <text:p text:style-name="P3">wait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5cm" svg:y1="13.575cm" svg:x2="9.25cm" svg:y2="12.75cm" draw:start-shape="id5" draw:start-glue-point="1" draw:end-shape="id6" draw:end-glue-point="3" svg:d="M5750 13575l3500-825" svg:viewBox="0 0 3501 8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9:29:15.287462160</meta:creation-date>
    <dc:date>2023-04-26T10:29:10.418623474</dc:date>
    <meta:editing-duration>PT59M58S</meta:editing-duration>
    <meta:editing-cycles>1</meta:editing-cycles>
    <meta:document-statistic meta:object-count="11"/>
    <meta:generator>LibreOffice/7.5.2.2$Linux_X86_64 LibreOffice_project/50$Build-2</meta:generator>
  </office:meta>
</office:document-meta>
</file>